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officeooo:rsid="00215e2e" officeooo:paragraph-rsid="00215e2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ahier des charges</text:p>
      <text:p text:style-name="Subtitle">Explorateur de bases de données multiples</text:p>
      <text:h text:style-name="Heading_20_1" text:outline-level="1">Description initiale du problème</text:h>
      <text:h text:style-name="Heading_20_1" text:outline-level="1">Objectifs</text:h>
      <text:h text:style-name="Heading_20_1" text:outline-level="1">Fonctionnalités à implémenter</text:h>
      <text:list text:style-name="L1">
        <text:list-item>
          <text:p text:style-name="P1">Utilisation d’un logger pour la qualité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4T11:32:27.068000000</meta:creation-date>
    <dc:date>2024-05-24T11:42:44.541000000</dc:date>
    <meta:editing-duration>PT10M15S</meta:editing-duration>
    <meta:editing-cycles>4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6" meta:word-count="24" meta:character-count="169" meta:non-whitespace-character-count="152"/>
  </office:meta>
</office:document-meta>
</file>